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F600000CE47AF8E4904754A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6.3757in" fo:margin-left="0.5667in" table:align="left"/>
    </style:style>
    <style:style style:name="Table6.A" style:family="table-column">
      <style:table-column-properties style:column-width="1.4431in"/>
    </style:style>
    <style:style style:name="Table6.B" style:family="table-column">
      <style:table-column-properties style:column-width="4.1167in"/>
    </style:style>
    <style:style style:name="Table6.C" style:family="table-column">
      <style:table-column-properties style:column-width="0.816in"/>
    </style:style>
    <style:style style:name="Table6.A1" style:family="table-cell">
      <style:table-cell-properties fo:padding="0.0382in" fo:border-left="0.5pt solid #ffffff" fo:border-right="none" fo:border-top="0.5pt solid #ffffff" fo:border-bottom="0.5pt solid #ffffff" style:writing-mode="page"/>
    </style:style>
    <style:style style:name="Table6.C1" style:family="table-cell">
      <style:table-cell-properties fo:padding="0.0382in" fo:border="0.5pt solid #ffffff" style:writing-mode="page"/>
    </style:style>
    <style:style style:name="Table6.A2" style:family="table-cell">
      <style:table-cell-properties fo:padding="0.0382in" fo:border-left="0.5pt solid #ffffff" fo:border-right="none" fo:border-top="none" fo:border-bottom="0.5pt solid #ffffff" style:writing-mode="page"/>
    </style:style>
    <style:style style:name="Table6.C2" style:family="table-cell">
      <style:table-cell-properties fo:padding="0.0382in" fo:border-left="0.5pt solid #ffffff" fo:border-right="0.5pt solid #ffffff" fo:border-top="none" fo:border-bottom="0.5pt solid #ffffff" style:writing-mode="pag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5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2in" style:rel-column-width="28950*"/>
    </style:style>
    <style:style style:name="Table3.B" style:family="table-column">
      <style:table-column-properties style:column-width="4.1868in" style:rel-column-width="3658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11dde8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6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1dde8f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12dff06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136e1d2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36e1d2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17b3ac" officeooo:paragraph-rsid="0117b3ac" style:font-size-asian="10.5pt" style:font-size-complex="12pt"/>
    </style:style>
    <style:style style:name="P1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13aae8b" style:font-size-asian="10.5pt" style:font-size-complex="12pt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4c128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14f27be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44a891" officeooo:paragraph-rsid="01481397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5b87f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5b87f" officeooo:paragraph-rsid="0158207b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af98c" officeooo:paragraph-rsid="015af98c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5cd45e" officeooo:paragraph-rsid="015cd45e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5dfbe6" officeooo:paragraph-rsid="015dfbe6" style:font-size-asian="10.5pt" style:font-size-complex="12pt"/>
    </style:style>
    <style:style style:name="P128" style:family="paragraph" style:parent-style-name="Table_20_Contents"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end" style:justify-single-word="false"/>
      <style:text-properties style:font-name="Consolas" fo:font-size="12pt" fo:font-weight="bold" officeooo:rsid="01312e18" officeooo:paragraph-rsid="01312e18" style:font-size-asian="12pt" style:font-weight-asian="bold" style:font-size-complex="12pt" style:font-weight-complex="bold"/>
    </style:style>
    <style:style style:name="P130" style:family="paragraph" style:parent-style-name="Table_20_Contents">
      <style:text-properties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131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P132" style:family="paragraph" style:parent-style-name="Table_20_Contents"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end" style:justify-single-word="false"/>
      <style:text-properties style:font-name="Consolas" fo:font-size="12pt" fo:font-weight="bold" officeooo:rsid="01320289" officeooo:paragraph-rsid="01320289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end" style:justify-single-word="false"/>
      <style:text-properties style:font-name="Consolas" fo:font-size="12pt" fo:font-weight="bold" officeooo:rsid="015738e6" officeooo:paragraph-rsid="015738e6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9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20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2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2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2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1747f2" officeooo:paragraph-rsid="011747f2" style:font-size-asian="10.5pt" style:font-size-complex="12pt"/>
    </style:style>
    <style:style style:name="P2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36e1d2" officeooo:paragraph-rsid="0136e1d2" style:font-size-asian="10.5pt" style:font-size-complex="12pt"/>
    </style:style>
    <style:style style:name="P2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a891" officeooo:paragraph-rsid="0144a891" style:font-size-asian="10.5pt" style:font-size-complex="12pt"/>
    </style:style>
    <style:style style:name="P2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44c128" officeooo:paragraph-rsid="0144c128" style:font-size-asian="10.5pt" style:font-size-complex="12pt"/>
    </style:style>
    <style:style style:name="P2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3c617" officeooo:paragraph-rsid="0153c617" style:font-size-asian="10.5pt" style:font-size-complex="12pt"/>
    </style:style>
    <style:style style:name="P2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738e6" officeooo:paragraph-rsid="015738e6" style:font-size-asian="10.5pt" style:font-size-complex="12pt"/>
    </style:style>
    <style:style style:name="P2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2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af98c" officeooo:paragraph-rsid="015af98c" style:font-size-asian="10.5pt" style:font-size-complex="12pt"/>
    </style:style>
    <style:style style:name="P2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5cd45e" officeooo:paragraph-rsid="015cd45e" style:font-size-asian="10.5pt" style:font-size-complex="12pt"/>
    </style:style>
    <style:style style:name="P2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15dfbe6" officeooo:paragraph-rsid="015dfbe6" style:font-size-asian="10.5pt" style:font-size-complex="12pt"/>
    </style:style>
    <style:style style:name="P2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21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2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dde8f" officeooo:paragraph-rsid="011dde8f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1fb45f" officeooo:paragraph-rsid="011fb45f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22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1208838" officeooo:paragraph-rsid="01208838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margin-left="0in" fo:margin-right="0in" fo:line-height="115%" fo:text-indent="0in" style:auto-text-indent="false"/>
      <style:text-properties style:font-name="Arial" fo:font-size="12pt" fo:language="en" fo:country="US" fo:font-weight="normal" officeooo:rsid="00aa6c2e" officeooo:paragraph-rsid="01312e18" style:font-size-asian="10.5pt" style:font-weight-asian="normal" style:font-size-complex="12pt" style:font-weight-complex="normal"/>
    </style:style>
    <style:style style:name="P2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225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226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fefefe" loext:opacity="100%" style:font-name="Arial" fo:font-size="12pt" fo:language="en" fo:country="US" fo:font-weight="normal" officeooo:rsid="01233715" officeooo:paragraph-rsid="01233715" style:font-size-asian="10.5pt" style:font-weight-asian="normal" style:font-size-complex="12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3e9bb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onsolas" fo:font-size="12pt" fo:font-weight="bold" officeooo:paragraph-rsid="01312e18" style:font-size-asian="12pt" style:font-weight-asian="bold" style:font-size-complex="12pt" style:font-weight-complex="bold"/>
    </style:style>
    <style:style style:name="P229" style:family="paragraph" style:parent-style-name="Standard" style:master-page-name="First_20_Page">
      <style:paragraph-properties fo:text-align="center" style:justify-single-word="false" style:page-number="auto"/>
      <style:text-properties style:font-name="Consolas" fo:font-size="16pt" fo:language="en" fo:country="US" fo:font-weight="bold" officeooo:rsid="01516b43" officeooo:paragraph-rsid="01516b43" style:font-size-asian="16pt" style:font-weight-asian="bold" style:font-size-complex="16pt" style:font-weight-complex="bold"/>
    </style:style>
    <style:style style:name="P230" style:family="paragraph" style:parent-style-name="Standard" style:master-page-name="Index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12dff06" style:font-size-asian="16pt" style:font-weight-asian="bold" style:font-size-complex="16pt" style:font-weight-complex="bold"/>
    </style:style>
    <style:style style:name="P231" style:family="paragraph" style:parent-style-name="Standard" style:master-page-name="Standard">
      <style:paragraph-properties fo:line-height="100%" fo:text-align="start" style:justify-single-word="false" style:page-number="1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232" style:family="paragraph" style:parent-style-name="Standard">
      <style:text-properties officeooo:paragraph-rsid="01609496"/>
    </style:style>
    <style:style style:name="P23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23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23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3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3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3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39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40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41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42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43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44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45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46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P24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24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1609496" style:font-size-asian="10.5pt" style:font-size-complex="12pt"/>
    </style:style>
    <style:style style:name="P2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1609496" style:font-size-asian="10.5pt" style:font-size-complex="12pt"/>
    </style:style>
    <style:style style:name="P2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09496" style:font-size-asian="10.5pt" style:font-size-complex="12pt"/>
    </style:style>
    <style:style style:name="P2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1613123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style:font-name="Courier New" officeooo:rsid="0144c128"/>
    </style:style>
    <style:style style:name="T30" style:family="text">
      <style:text-properties style:font-name="Courier New" officeooo:rsid="0146221f"/>
    </style:style>
    <style:style style:name="T31" style:family="text">
      <style:text-properties style:font-name="Courier New" officeooo:rsid="009ea64b"/>
    </style:style>
    <style:style style:name="T32" style:family="text">
      <style:text-properties style:font-name="Courier New" officeooo:rsid="015f3447"/>
    </style:style>
    <style:style style:name="T33" style:family="text">
      <style:text-properties style:font-name="Courier New" officeooo:rsid="016388d9"/>
    </style:style>
    <style:style style:name="T34" style:family="text">
      <style:text-properties officeooo:rsid="0024e2a1"/>
    </style:style>
    <style:style style:name="T35" style:family="text">
      <style:text-properties officeooo:rsid="002ddd00"/>
    </style:style>
    <style:style style:name="T36" style:family="text">
      <style:text-properties officeooo:rsid="00346dd4"/>
    </style:style>
    <style:style style:name="T37" style:family="text">
      <style:text-properties officeooo:rsid="00368dd0"/>
    </style:style>
    <style:style style:name="T38" style:family="text">
      <style:text-properties officeooo:rsid="00372cf2"/>
    </style:style>
    <style:style style:name="T39" style:family="text">
      <style:text-properties officeooo:rsid="0038e162"/>
    </style:style>
    <style:style style:name="T40" style:family="text">
      <style:text-properties officeooo:rsid="003a3840"/>
    </style:style>
    <style:style style:name="T41" style:family="text">
      <style:text-properties officeooo:rsid="003ba9cc"/>
    </style:style>
    <style:style style:name="T42" style:family="text">
      <style:text-properties officeooo:rsid="00406506"/>
    </style:style>
    <style:style style:name="T43" style:family="text">
      <style:text-properties officeooo:rsid="0044cd70"/>
    </style:style>
    <style:style style:name="T44" style:family="text">
      <style:text-properties officeooo:rsid="00469359"/>
    </style:style>
    <style:style style:name="T45" style:family="text">
      <style:text-properties officeooo:rsid="0047f216"/>
    </style:style>
    <style:style style:name="T46" style:family="text">
      <style:text-properties officeooo:rsid="0048f651"/>
    </style:style>
    <style:style style:name="T47" style:family="text">
      <style:text-properties officeooo:rsid="004a3d20"/>
    </style:style>
    <style:style style:name="T48" style:family="text">
      <style:text-properties officeooo:rsid="004e360b"/>
    </style:style>
    <style:style style:name="T49" style:family="text">
      <style:text-properties officeooo:rsid="0050ea59"/>
    </style:style>
    <style:style style:name="T50" style:family="text">
      <style:text-properties officeooo:rsid="0051bd64"/>
    </style:style>
    <style:style style:name="T51" style:family="text">
      <style:text-properties officeooo:rsid="00520d9a"/>
    </style:style>
    <style:style style:name="T52" style:family="text">
      <style:text-properties officeooo:rsid="0053df43"/>
    </style:style>
    <style:style style:name="T53" style:family="text">
      <style:text-properties officeooo:rsid="00551c2e"/>
    </style:style>
    <style:style style:name="T54" style:family="text">
      <style:text-properties officeooo:rsid="005bf58b"/>
    </style:style>
    <style:style style:name="T55" style:family="text">
      <style:text-properties officeooo:rsid="005e07a2"/>
    </style:style>
    <style:style style:name="T56" style:family="text">
      <style:text-properties officeooo:rsid="005f850b"/>
    </style:style>
    <style:style style:name="T57" style:family="text">
      <style:text-properties officeooo:rsid="006668af"/>
    </style:style>
    <style:style style:name="T58" style:family="text">
      <style:text-properties officeooo:rsid="00681eb8"/>
    </style:style>
    <style:style style:name="T59" style:family="text">
      <style:text-properties officeooo:rsid="0068381d"/>
    </style:style>
    <style:style style:name="T60" style:family="text">
      <style:text-properties officeooo:rsid="0069730c"/>
    </style:style>
    <style:style style:name="T61" style:family="text">
      <style:text-properties officeooo:rsid="0069d010"/>
    </style:style>
    <style:style style:name="T62" style:family="text">
      <style:text-properties officeooo:rsid="006a76dc"/>
    </style:style>
    <style:style style:name="T63" style:family="text">
      <style:text-properties officeooo:rsid="006bdabf"/>
    </style:style>
    <style:style style:name="T64" style:family="text">
      <style:text-properties officeooo:rsid="006d867d"/>
    </style:style>
    <style:style style:name="T65" style:family="text">
      <style:text-properties officeooo:rsid="0072f91a"/>
    </style:style>
    <style:style style:name="T66" style:family="text">
      <style:text-properties style:font-name="Consolas"/>
    </style:style>
    <style:style style:name="T67" style:family="text">
      <style:text-properties style:font-name="Consolas" fo:font-size="12pt" officeooo:rsid="0010a1ab" style:font-size-asian="10.5pt" style:font-size-complex="12pt"/>
    </style:style>
    <style:style style:name="T68" style:family="text">
      <style:text-properties style:font-name="Consolas" fo:font-size="12pt" officeooo:rsid="0072f91a" style:font-size-asian="10.5pt" style:font-size-complex="12pt"/>
    </style:style>
    <style:style style:name="T69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70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71" style:family="text">
      <style:text-properties style:font-name="Consolas" officeooo:rsid="00f3165b"/>
    </style:style>
    <style:style style:name="T72" style:family="text">
      <style:text-properties style:font-name="Consolas" officeooo:rsid="00e8aa77"/>
    </style:style>
    <style:style style:name="T73" style:family="text">
      <style:text-properties style:font-name="Consolas" officeooo:rsid="00e9f10c"/>
    </style:style>
    <style:style style:name="T74" style:family="text">
      <style:text-properties style:font-name="Consolas" officeooo:rsid="00e17125"/>
    </style:style>
    <style:style style:name="T75" style:family="text">
      <style:text-properties officeooo:rsid="0074e671"/>
    </style:style>
    <style:style style:name="T76" style:family="text">
      <style:text-properties officeooo:rsid="007694f6"/>
    </style:style>
    <style:style style:name="T77" style:family="text">
      <style:text-properties officeooo:rsid="007d71c8"/>
    </style:style>
    <style:style style:name="T78" style:family="text">
      <style:text-properties officeooo:rsid="007e28e7"/>
    </style:style>
    <style:style style:name="T79" style:family="text">
      <style:text-properties officeooo:rsid="007f5cf2"/>
    </style:style>
    <style:style style:name="T80" style:family="text">
      <style:text-properties officeooo:rsid="0080f5f1"/>
    </style:style>
    <style:style style:name="T81" style:family="text">
      <style:text-properties officeooo:rsid="00813019"/>
    </style:style>
    <style:style style:name="T82" style:family="text">
      <style:text-properties officeooo:rsid="0082c804"/>
    </style:style>
    <style:style style:name="T83" style:family="text">
      <style:text-properties officeooo:rsid="0083ad41"/>
    </style:style>
    <style:style style:name="T84" style:family="text">
      <style:text-properties officeooo:rsid="00899e21"/>
    </style:style>
    <style:style style:name="T85" style:family="text">
      <style:text-properties officeooo:rsid="008b8dca"/>
    </style:style>
    <style:style style:name="T86" style:family="text">
      <style:text-properties officeooo:rsid="008bb0f6"/>
    </style:style>
    <style:style style:name="T87" style:family="text">
      <style:text-properties officeooo:rsid="009495ff"/>
    </style:style>
    <style:style style:name="T88" style:family="text">
      <style:text-properties officeooo:rsid="0094e0d9"/>
    </style:style>
    <style:style style:name="T89" style:family="text">
      <style:text-properties officeooo:rsid="0098223b"/>
    </style:style>
    <style:style style:name="T90" style:family="text">
      <style:text-properties officeooo:rsid="0099c6bb"/>
    </style:style>
    <style:style style:name="T91" style:family="text">
      <style:text-properties officeooo:rsid="009b8941"/>
    </style:style>
    <style:style style:name="T92" style:family="text">
      <style:text-properties officeooo:rsid="009dfd3e"/>
    </style:style>
    <style:style style:name="T93" style:family="text">
      <style:text-properties officeooo:rsid="00a00a52"/>
    </style:style>
    <style:style style:name="T94" style:family="text">
      <style:text-properties officeooo:rsid="00a0a8d7"/>
    </style:style>
    <style:style style:name="T95" style:family="text">
      <style:text-properties officeooo:rsid="00a0fe40"/>
    </style:style>
    <style:style style:name="T96" style:family="text">
      <style:text-properties officeooo:rsid="00a6090b"/>
    </style:style>
    <style:style style:name="T97" style:family="text">
      <style:text-properties officeooo:rsid="00a6ec73"/>
    </style:style>
    <style:style style:name="T98" style:family="text">
      <style:text-properties officeooo:rsid="00a8f6f8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aa6c2e" style:font-size-asian="10.5pt" style:font-size-complex="12pt"/>
    </style:style>
    <style:style style:name="T101" style:family="text">
      <style:text-properties fo:font-size="12pt" officeooo:rsid="00b06daf" style:font-size-asian="10.5pt" style:font-size-complex="12pt"/>
    </style:style>
    <style:style style:name="T102" style:family="text">
      <style:text-properties fo:font-size="12pt" officeooo:rsid="00b228fc" style:font-size-asian="10.5pt" style:font-size-complex="12pt"/>
    </style:style>
    <style:style style:name="T103" style:family="text">
      <style:text-properties fo:font-size="12pt" officeooo:rsid="00ca40f3" style:font-size-asian="10.5pt" style:font-size-complex="12pt"/>
    </style:style>
    <style:style style:name="T104" style:family="text">
      <style:text-properties officeooo:rsid="00ba6c9c"/>
    </style:style>
    <style:style style:name="T105" style:family="text">
      <style:text-properties officeooo:rsid="00bafa20"/>
    </style:style>
    <style:style style:name="T106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7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8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9" style:family="text">
      <style:text-properties officeooo:rsid="00c5c64d"/>
    </style:style>
    <style:style style:name="T110" style:family="text">
      <style:text-properties officeooo:rsid="00c78fc2"/>
    </style:style>
    <style:style style:name="T111" style:family="text">
      <style:text-properties officeooo:rsid="00c865f1"/>
    </style:style>
    <style:style style:name="T112" style:family="text">
      <style:text-properties officeooo:rsid="00cde04f"/>
    </style:style>
    <style:style style:name="T113" style:family="text">
      <style:text-properties officeooo:rsid="00d0c8c6"/>
    </style:style>
    <style:style style:name="T114" style:family="text">
      <style:text-properties officeooo:rsid="00d3ce0c"/>
    </style:style>
    <style:style style:name="T115" style:family="text">
      <style:text-properties officeooo:rsid="00d8ef36"/>
    </style:style>
    <style:style style:name="T116" style:family="text">
      <style:text-properties officeooo:rsid="00da8298"/>
    </style:style>
    <style:style style:name="T117" style:family="text">
      <style:text-properties officeooo:rsid="00740d69"/>
    </style:style>
    <style:style style:name="T118" style:family="text">
      <style:text-properties officeooo:rsid="00de5d5e"/>
    </style:style>
    <style:style style:name="T119" style:family="text">
      <style:text-properties officeooo:rsid="00df869e"/>
    </style:style>
    <style:style style:name="T120" style:family="text">
      <style:text-properties officeooo:rsid="00e3f38a"/>
    </style:style>
    <style:style style:name="T121" style:family="text">
      <style:text-properties officeooo:rsid="00e57f40"/>
    </style:style>
    <style:style style:name="T122" style:family="text">
      <style:text-properties officeooo:rsid="00ee52d0"/>
    </style:style>
    <style:style style:name="T123" style:family="text">
      <style:text-properties officeooo:rsid="00f2b976"/>
    </style:style>
    <style:style style:name="T124" style:family="text">
      <style:text-properties officeooo:rsid="00f47f87"/>
    </style:style>
    <style:style style:name="T125" style:family="text">
      <style:text-properties officeooo:rsid="00f952ea"/>
    </style:style>
    <style:style style:name="T126" style:family="text">
      <style:text-properties style:font-name="Lucida Console"/>
    </style:style>
    <style:style style:name="T127" style:family="text">
      <style:text-properties style:font-name="Lucida Console" officeooo:rsid="00f4a5bc"/>
    </style:style>
    <style:style style:name="T128" style:family="text">
      <style:text-properties officeooo:rsid="00fc86e1"/>
    </style:style>
    <style:style style:name="T129" style:family="text">
      <style:text-properties officeooo:rsid="0100524d"/>
    </style:style>
    <style:style style:name="T130" style:family="text">
      <style:text-properties officeooo:rsid="0100dd9b"/>
    </style:style>
    <style:style style:name="T131" style:family="text">
      <style:text-properties officeooo:rsid="010175fb"/>
    </style:style>
    <style:style style:name="T132" style:family="text">
      <style:text-properties officeooo:rsid="01025508"/>
    </style:style>
    <style:style style:name="T133" style:family="text">
      <style:text-properties officeooo:rsid="01039b56"/>
    </style:style>
    <style:style style:name="T134" style:family="text">
      <style:text-properties officeooo:rsid="0105ca0c"/>
    </style:style>
    <style:style style:name="T135" style:family="text">
      <style:text-properties officeooo:rsid="01099097"/>
    </style:style>
    <style:style style:name="T136" style:family="text">
      <style:text-properties officeooo:rsid="004e80d9"/>
    </style:style>
    <style:style style:name="T137" style:family="text">
      <style:text-properties officeooo:rsid="010ae5d3"/>
    </style:style>
    <style:style style:name="T138" style:family="text">
      <style:text-properties officeooo:rsid="01145321"/>
    </style:style>
    <style:style style:name="T139" style:family="text">
      <style:text-properties officeooo:rsid="0115cd1c"/>
    </style:style>
    <style:style style:name="T140" style:family="text">
      <style:text-properties officeooo:rsid="0115ebf2"/>
    </style:style>
    <style:style style:name="T141" style:family="text">
      <style:text-properties officeooo:rsid="011dde8f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officeooo:rsid="01312e18"/>
    </style:style>
    <style:style style:name="T144" style:family="text">
      <style:text-properties officeooo:rsid="01320289"/>
    </style:style>
    <style:style style:name="T145" style:family="text">
      <style:text-properties officeooo:rsid="0136e1d2"/>
    </style:style>
    <style:style style:name="T146" style:family="text">
      <style:text-properties officeooo:rsid="013723c8"/>
    </style:style>
    <style:style style:name="T147" style:family="text">
      <style:text-properties officeooo:rsid="01377436"/>
    </style:style>
    <style:style style:name="T148" style:family="text">
      <style:text-properties officeooo:rsid="0138f449"/>
    </style:style>
    <style:style style:name="T149" style:family="text">
      <style:text-properties officeooo:rsid="0139618a"/>
    </style:style>
    <style:style style:name="T150" style:family="text">
      <style:text-properties officeooo:rsid="01448d0f"/>
    </style:style>
    <style:style style:name="T151" style:family="text">
      <style:text-properties officeooo:rsid="0144c128"/>
    </style:style>
    <style:style style:name="T152" style:family="text">
      <style:text-properties officeooo:rsid="0146221f"/>
    </style:style>
    <style:style style:name="T153" style:family="text">
      <style:text-properties officeooo:rsid="0149c957"/>
    </style:style>
    <style:style style:name="T154" style:family="text">
      <style:text-properties officeooo:rsid="014db719"/>
    </style:style>
    <style:style style:name="T155" style:family="text">
      <style:text-properties officeooo:rsid="014f27be"/>
    </style:style>
    <style:style style:name="T156" style:family="text">
      <style:text-properties officeooo:rsid="014fe903"/>
    </style:style>
    <style:style style:name="T157" style:family="text">
      <style:text-properties officeooo:rsid="015738e6"/>
    </style:style>
    <style:style style:name="T158" style:family="text">
      <style:text-properties officeooo:rsid="0159e4f2"/>
    </style:style>
    <style:style style:name="T159" style:family="text">
      <style:text-properties officeooo:rsid="015f3447"/>
    </style:style>
    <style:style style:name="T160" style:family="text">
      <style:text-properties officeooo:rsid="01609496"/>
    </style:style>
    <style:style style:name="T161" style:family="text">
      <style:text-properties officeooo:rsid="01619ca8"/>
    </style:style>
    <style:style style:name="T162" style:family="text">
      <style:text-properties officeooo:rsid="0161ade4"/>
    </style:style>
    <style:style style:name="T163" style:family="text">
      <style:text-properties officeooo:rsid="01638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9"><draw:frame draw:style-name="fr1" draw:name="Image1" text:anchor-type="char" svg:x="-2.9272in" svg:y="-0.7874in" svg:width="8.5in" svg:height="10.9992in" draw:z-index="0"><draw:image xlink:href="Pictures/10000001000009F600000CE47AF8E4904754AA61.png" xlink:type="simple" xlink:show="embed" xlink:actuate="onLoad" draw:mime-type="image/png"/></draw:frame></text:p>
      <text:p text:style-name="P230"><text:span text:style-name="T143">Content</text:span>s: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85799404000">
          <table:table-cell table:style-name="Table6.A1" office:value-type="string">
            <text:p text:style-name="P128">Manual Symbols</text:p>
            <text:p text:style-name="P130"/>
          </table:table-cell>
          <table:table-cell table:style-name="Table6.A1" office:value-type="string">
            <text:p text:style-name="P228"><text:s text:c="35"/></text:p>
          </table:table-cell>
          <table:table-cell table:style-name="Table6.C1" office:value-type="string">
            <text:p text:style-name="P129">1</text:p>
          </table:table-cell>
        </table:table-row>
        <table:table-row table:style-name="TableLine94885799460768">
          <table:table-cell table:style-name="Table6.A2" office:value-type="string">
            <text:p text:style-name="P128">Syntax</text:p>
            <text:p text:style-name="P130"/>
          </table:table-cell>
          <table:table-cell table:style-name="Table6.A2" office:value-type="string">
            <text:p text:style-name="P227"><text:s text:c="43"/></text:p>
          </table:table-cell>
          <table:table-cell table:style-name="Table6.C2" office:value-type="string">
            <text:p text:style-name="P133">2</text:p>
          </table:table-cell>
        </table:table-row>
        <table:table-row table:style-name="TableLine94885799462752">
          <table:table-cell table:style-name="Table6.A2" office:value-type="string">
            <text:p text:style-name="P128">Behavior</text:p>
            <text:p text:style-name="P131"/>
          </table:table-cell>
          <table:table-cell table:style-name="Table6.A2" office:value-type="string">
            <text:p text:style-name="P227"><text:s text:c="41"/></text:p>
          </table:table-cell>
          <table:table-cell table:style-name="Table6.C2" office:value-type="string">
            <text:p text:style-name="P133">3</text:p>
          </table:table-cell>
        </table:table-row>
        <table:table-row table:style-name="TableLine94885799463568">
          <table:table-cell table:style-name="Table6.A2" office:value-type="string">
            <text:p text:style-name="P128">Commands</text:p>
            <text:p text:style-name="P131"/>
          </table:table-cell>
          <table:table-cell table:style-name="Table6.A2" office:value-type="string">
            <text:p text:style-name="P227"><text:s text:c="41"/></text:p>
          </table:table-cell>
          <table:table-cell table:style-name="Table6.C2" office:value-type="string">
            <text:p text:style-name="P133">4</text:p>
          </table:table-cell>
        </table:table-row>
        <table:table-row table:style-name="TableLine94885799464432">
          <table:table-cell table:style-name="Table6.A2" office:value-type="string">
            <text:p text:style-name="P128">Functions</text:p>
            <text:p text:style-name="P131"/>
          </table:table-cell>
          <table:table-cell table:style-name="Table6.A2" office:value-type="string">
            <text:p text:style-name="P227"><text:s text:c="39"/></text:p>
          </table:table-cell>
          <table:table-cell table:style-name="Table6.C2" office:value-type="string">
            <text:p text:style-name="P134">8</text:p>
          </table:table-cell>
        </table:table-row>
        <table:table-row table:style-name="TableLine94885799465248">
          <table:table-cell table:style-name="Table6.A2" office:value-type="string">
            <text:p text:style-name="P132">Logic Commands</text:p>
            <text:p text:style-name="P128"/>
          </table:table-cell>
          <table:table-cell table:style-name="Table6.A2" office:value-type="string">
            <text:p text:style-name="P227"><text:s text:c="35"/></text:p>
          </table:table-cell>
          <table:table-cell table:style-name="Table6.C2" office:value-type="string">
            <text:p text:style-name="P133">1<text:span text:style-name="T158">4</text:span></text:p>
          </table:table-cell>
        </table:table-row>
        <table:table-row table:style-name="TableLine94885799466368">
          <table:table-cell table:style-name="Table6.A2" office:value-type="string">
            <text:p text:style-name="P132">Symbols</text:p>
            <text:p text:style-name="P132"/>
          </table:table-cell>
          <table:table-cell table:style-name="Table6.A2" office:value-type="string">
            <text:p text:style-name="P227"><text:s text:c="42"/></text:p>
          </table:table-cell>
          <table:table-cell table:style-name="Table6.C2" office:value-type="string">
            <text:p text:style-name="P133">1<text:span text:style-name="T158">5</text:span></text:p>
          </table:table-cell>
        </table:table-row>
        <table:table-row table:style-name="TableLine94885799467344">
          <table:table-cell table:style-name="Table6.A2" office:value-type="string">
            <text:p text:style-name="P132">Comparing</text:p>
            <text:p text:style-name="P128"/>
          </table:table-cell>
          <table:table-cell table:style-name="Table6.A2" office:value-type="string">
            <text:p text:style-name="P227"><text:s text:c="40"/></text:p>
          </table:table-cell>
          <table:table-cell table:style-name="Table6.C2" office:value-type="string">
            <text:p text:style-name="P133">1<text:span text:style-name="T158">6</text:span></text:p>
          </table:table-cell>
        </table:table-row>
        <table:table-row table:style-name="TableLine94885799468320">
          <table:table-cell table:style-name="Table6.A2" office:value-type="string">
            <text:p text:style-name="P132">About</text:p>
            <text:p text:style-name="P128"/>
          </table:table-cell>
          <table:table-cell table:style-name="Table6.A2" office:value-type="string">
            <text:p text:style-name="P227"><text:s text:c="44"/></text:p>
          </table:table-cell>
          <table:table-cell table:style-name="Table6.C2" office:value-type="string">
            <text:p text:style-name="P133">1<text:span text:style-name="T158">7</text:span></text:p>
          </table:table-cell>
        </table:table-row>
      </table:table>
      <text:p text:style-name="P223"/>
      <text:p text:style-name="P231">Manual symbols:</text:p>
      <text:p text:style-name="P15"/>
      <text:p text:style-name="P225"><text:span text:style-name="T106">{</text:span><text:span text:style-name="T107">} = choose from</text:span><text:span text:style-name="T108"> </text:span></text:p>
      <text:p text:style-name="P215">[] = optional</text:p>
      <text:p text:style-name="P215">| = choice separator</text:p>
      <text:p text:style-name="P215">/ <text:span text:style-name="T104">= continuous choice separator</text:span></text:p>
      <text:p text:style-name="P216"><text:span text:style-name="T104">… </text:span><text:span text:style-name="T105">= continue</text:span></text:p>
      <text:p text:style-name="P217"/>
      <text:p text:style-name="P11">Syntax:</text:p>
      <text:p text:style-name="P13"/>
      <text:list xml:id="list4151721741" text:style-name="L1">
        <text:list-item>
          <text:p text:style-name="P233">Commands are separated by newlines or colons.</text:p>
        </text:list-item>
        <text:list-item>
          <text:p text:style-name="P243"><text:span text:style-name="T100">C</text:span><text:span text:style-name="T99">ommand, function, and variable names are not case sensitive.</text:span></text:p>
        </text:list-item>
        <text:list-item>
          <text:p text:style-name="P234">Variable names are allowed to contain A-Z, 0-9, #, $, %, !, ?, @, and _.</text:p>
        </text:list-item>
        <text:list-item>
          <text:p text:style-name="P235">Variables must have at least one non numeric valid character to be a valid name.</text:p>
        </text:list-item>
        <text:list-item>
          <text:p text:style-name="P234">Variables can be addressed as an array by appending a [, the element index, and a ] to the end of the variable name.</text:p>
        </text:list-item>
        <text:list-item>
          <text:p text:style-name="P236">Function names are allowed to contain the same characters as variable names.</text:p>
        </text:list-item>
        <text:list-item>
          <text:p text:style-name="P236">Functions can be called by adding (, a comma separated list of arguments, and a ) to the end of a function name.</text:p>
        </text:list-item>
        <text:list-item>
          <text:p text:style-name="P237">Arguments are separated by commas.</text:p>
        </text:list-item>
        <text:list-item>
          <text:p text:style-name="P244"><text:span text:style-name="T101">A</text:span><text:span text:style-name="T99">dding a comma with nothing after it will count as a argument </text:span><text:span text:style-name="T103">but the command/function will be aware that the argument is empty</text:span><text:span text:style-name="T99">.</text:span></text:p>
        </text:list-item>
        <text:list-item>
          <text:p text:style-name="P235">Strings must have one " to begin and another " to end.</text:p>
        </text:list-item>
        <text:list-item>
          <text:p text:style-name="P235">Strings can only be added together.</text:p>
        </text:list-item>
        <text:list-item>
          <text:p text:style-name="P245"><text:span text:style-name="T99">Numbers can </text:span><text:span text:style-name="T102">include . And 0-9.</text:span></text:p>
        </text:list-item>
        <text:list-item>
          <text:p text:style-name="P246"><text:span text:style-name="T102">L</text:span><text:span text:style-name="T99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38">A whole number greater or equal to 0 may be prefixed before a command to indicate a line number.</text:p>
        </text:list-item>
      </text:list>
      <text:p text:style-name="P224"/>
      <text:p text:style-name="P214"><text:span text:style-name="T70">Behavior</text:span><text:span text:style-name="T69">:</text:span></text:p>
      <text:p text:style-name="P14"/>
      <text:list xml:id="list3584522598" text:style-name="L2">
        <text:list-item>
          <text:p text:style-name="P239">All file I/O functions and commands set <text:span text:style-name="T125">an internal</text:span> variable which can be queried using the <text:span text:style-name="T126">_FILEERROR</text:span><text:span text:style-name="T127">()</text:span> function.</text:p>
        </text:list-item>
        <text:list-item>
          <text:p text:style-name="P240">Command, function, variable, and label names are case insensitive and are internally converted into upper-case before interpretation.</text:p>
        </text:list-item>
        <text:list-item>
          <text:p text:style-name="P240">For performance purposes, strings are not bounds-checked to be larger than <text:span text:style-name="T126">CB_BUF_SIZE</text:span> and counters/pointers are not checked to prevent <text:span text:style-name="T126">int</text:span>/<text:span text:style-name="T126">int32_t</text:span> overflow.</text:p>
        </text:list-item>
        <text:list-item>
          <text:p text:style-name="P241">On Unix-based systems such as Linux, to mimic the Windows behavior of opening CLIBASIC in a console window, CLIBASIC will attempt to open in xterm if <text:span text:style-name="T126">GUI_CHECK</text:span> is defined.</text:p>
        </text:list-item>
        <text:list-item>
          <text:p text:style-name="P242">On Windows, due to lack of a better solution, the <text:span text:style-name="T126">EXEC</text:span> command and <text:span text:style-name="T126">EXEC()</text:span> and <text:span text:style-name="T126">EXEC$()</text:span> functions are passed through <text:span text:style-name="T126">system()</text:span> and will be interpreted by CMD which can be insecure and/or buggy.</text:p>
        </text:list-item>
      </text:list>
      <text:p text:style-name="P218"/>
      <text:p text:style-name="P9">Commands:</text:p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3">BELL [COUNT [, DELAY]]</text:p>
          </table:table-cell>
          <table:table-cell table:style-name="Table1.B1" office:value-type="string">
            <text:p text:style-name="P117">Rings the terminal bell <text:span text:style-name="T10">COUNT</text:span> times or 1 time if <text:span text:style-name="T10">COUNT</text:span> is not provided with a delay of <text:span text:style-name="T10">DELAY</text:span> milliseconds or 750 milliseconds if <text:span text:style-name="T10">DELAY</text:span> is not provided, between the rings.</text:p>
          </table:table-cell>
        </table:table-row>
        <table:table-row table:style-name="Table1.1">
          <table:table-cell table:style-name="Table1.A2" office:value-type="string">
            <text:p text:style-name="P136"><text:span text:style-name="T160">CALL</text:span>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0"><text:span text:style-name="T80">R</text:span>uns <text:span text:style-name="T10">FILENAME$</text:span> <text:span text:style-name="T79">in </text:span><text:span text:style-name="T160">the current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36"><text:span text:style-name="T160">CALL</text:span><text:span text:style-name="T163">A</text:span> <text:span text:style-name="T163">ARRAY$</text:span></text:p>
          </table:table-cell>
          <table:table-cell table:style-name="Table1.B2" office:value-type="string">
            <text:p text:style-name="P250"><text:span text:style-name="T80">R</text:span>uns <text:span text:style-name="T33">ARRAY</text:span><text:span text:style-name="T10">$</text:span><text:span text:style-name="T33">[0]</text:span> <text:span text:style-name="T79">in </text:span><text:span text:style-name="T160">the current</text:span><text:span text:style-name="T79"> session </text:span><text:span text:style-name="T92">and passes </text:span><text:span text:style-name="T163">the remaining elements of</text:span><text:span text:style-name="T92"> </text:span><text:span text:style-name="T33">ARRAY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35"><text:span text:style-name="T59">{</text:span>CHDIR<text:span text:style-name="T59">|CD}</text:span> DIR$</text:p>
          </table:table-cell>
          <table:table-cell table:style-name="Table1.B2" office:value-type="string">
            <text:p text:style-name="P26">C<text:span text:style-name="T57">hanges the current directory to </text:span><text:span text:style-name="T16">DIR$</text:span><text:span text:style-name="T57">.</text:span></text:p>
          </table:table-cell>
        </table:table-row>
        <table:table-row table:style-name="Table1.1">
          <table:table-cell table:style-name="Table1.A2" office:value-type="string">
            <text:p text:style-name="P136">CLS [COLOR]</text:p>
          </table:table-cell>
          <table:table-cell table:style-name="Table1.B2" office:value-type="string">
            <text:p text:style-name="P27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36">COLOR {FGC <text:span text:style-name="T1">[, BGC] | [FGC], BGC}</text:span></text:p>
          </table:table-cell>
          <table:table-cell table:style-name="Table1.B2" office:value-type="string">
            <text:p text:style-name="P29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205">DEFRAG</text:p>
          </table:table-cell>
          <table:table-cell table:style-name="Table1.B2" office:value-type="string">
            <text:p text:style-name="P121">Defragments the internal variable list for faster variable access.</text:p>
          </table:table-cell>
        </table:table-row>
        <table:table-row table:style-name="Table1.1">
          <table:table-cell table:style-name="Table1.A2" office:value-type="string">
            <text:p text:style-name="P135"><text:span text:style-name="T63">DEL</text:span> <text:span text:style-name="T63">{VAR</text:span>$<text:span text:style-name="T63">|VAR}...</text:span></text:p>
          </table:table-cell>
          <table:table-cell table:style-name="Table1.B2" office:value-type="string">
            <text:p text:style-name="P28"><text:span text:style-name="T63">Deletes the variable</text:span><text:span text:style-name="T57"> </text:span><text:span text:style-name="T17">VAR</text:span><text:span text:style-name="T16">$ </text:span><text:span text:style-name="T63">or </text:span><text:span text:style-name="T17">VAR</text:span><text:span text:style-name="T57">. </text:span><text:span text:style-name="T150">Multiple variables can be specified.</text:span></text:p>
          </table:table-cell>
        </table:table-row>
        <table:table-row table:style-name="Table1.1">
          <table:table-cell table:style-name="Table1.A2" office:value-type="string">
            <text:p text:style-name="P139">DIM {VAR$|VAR}, MAX <text:span text:style-name="T138">[</text:span>, <text:span text:style-name="T87">{INIT$ | INIT}</text:span><text:span text:style-name="T138">]</text:span></text:p>
          </table:table-cell>
          <table:table-cell table:style-name="Table1.B2" office:value-type="string">
            <text:p text:style-name="P119">Makes an array with the max index being <text:span text:style-name="T10">MAX</text:span><text:span text:style-name="T66"> and the initial value for each element being </text:span><text:span text:style-name="T10">INI</text:span><text:span text:style-name="T29">T$</text:span><text:span text:style-name="T151">/</text:span><text:span text:style-name="T10">INIT</text:span><text:span text:style-name="T66">. </text:span><text:span text:style-name="T151">If </text:span><text:span text:style-name="T10">INI</text:span><text:span text:style-name="T29">T$</text:span><text:span text:style-name="T151">/</text:span><text:span text:style-name="T10">INIT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40">EXEC PROGRAM$ [, {ARG$/ARG}...]</text:p>
          </table:table-cell>
          <table:table-cell table:style-name="Table1.B2" office:value-type="string">
            <text:p text:style-name="P31"><text:span text:style-name="T161">Executes</text:span> <text:span text:style-name="T10">PROGRAM$</text:span> and passes the remaining arguments to <text:span text:style-name="T10">PROGRAM</text:span><text:span text:style-name="T23">$</text:span><text:span text:style-name="T93">.</text:span></text:p>
          </table:table-cell>
        </table:table-row>
        <table:table-row table:style-name="Table1.1">
          <table:table-cell table:style-name="Table1.A2" office:value-type="string">
            <text:p text:style-name="P207">EXECA ARRAY$</text:p>
          </table:table-cell>
          <table:table-cell table:style-name="Table1.B2" office:value-type="string">
            <text:p text:style-name="P122"><text:span text:style-name="T161">Executes</text:span> <text:span text:style-name="T10">ARRAY$</text:span> <text:span text:style-name="T157">where element 0 is the program and the rest of the elements are passed as arguments.</text:span></text:p>
          </table:table-cell>
        </table:table-row>
        <table:table-row table:style-name="Table1.1">
          <table:table-cell table:style-name="Table1.A2" office:value-type="string">
            <text:p text:style-name="P141"><text:span text:style-name="T120">{</text:span>EXIT<text:span text:style-name="T120">|QUIT}</text:span> [CODE]</text:p>
          </table:table-cell>
          <table:table-cell table:style-name="Table1.B2" office:value-type="string">
            <text:p text:style-name="P30">Exits with <text:span text:style-name="T10">CODE</text:span> <text:span text:style-name="T34">(or 0 if </text:span><text:span text:style-name="T11">CODE</text:span> <text:span text:style-name="T34">is </text:span><text:span text:style-name="T85">not supplied</text:span><text:span text:style-name="T34">)</text:span>.</text:p>
          </table:table-cell>
        </table:table-row>
        <table:table-row table:style-name="Table1.1">
          <table:table-cell table:style-name="Table1.A2" office:value-type="string">
            <text:p text:style-name="P186">FCLOSE FILENUM</text:p>
          </table:table-cell>
          <table:table-cell table:style-name="Table1.B2" office:value-type="string">
            <text:p text:style-name="P93">Closes file number <text:span text:style-name="T10">FILENUM</text:span><text:span text:style-name="T74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85">FILES <text:span text:style-name="T115">[DIR$]</text:span></text:p>
          </table:table-cell>
          <table:table-cell table:style-name="Table1.B2" office:value-type="string">
            <text:p text:style-name="P91">List<text:span text:style-name="T118">s</text:span> the files and directories in the directory 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206">FILL {ARRAY<text:span text:style-name="T152">$</text:span>|ARRAY} [, {VAL<text:span text:style-name="T152">$</text:span>|VAL}]</text:p>
          </table:table-cell>
          <table:table-cell table:style-name="Table1.B2" office:value-type="string">
            <text:p text:style-name="P120"><text:span text:style-name="T151">Fills </text:span><text:span text:style-name="T30">ARRAY$</text:span><text:span text:style-name="T151">/</text:span><text:span text:style-name="T30">ARRAY</text:span> <text:span text:style-name="T151">with</text:span> <text:span text:style-name="T29">VA</text:span><text:span text:style-name="T30">L$</text:span><text:span text:style-name="T151">/</text:span><text:span text:style-name="T29">VAL</text:span>. <text:span text:style-name="T29">VA</text:span><text:span text:style-name="T30">L$</text:span><text:span text:style-name="T151">/</text:span><text:span text:style-name="T29">VAL</text:span> <text:span text:style-name="T155">is re-evaluated </text:span><text:span text:style-name="T156">for each element</text:span><text:span text:style-name="T155">. </text:span><text:span text:style-name="T151">If </text:span><text:span text:style-name="T29">VA</text:span><text:span text:style-name="T30">L$</text:span><text:span text:style-name="T151">/</text:span><text:span text:style-name="T29">VAL</text:span><text:span text:style-name="T151"> is not specified, ""/0 is used.</text:span></text:p>
          </table:table-cell>
        </table:table-row>
        <table:table-row table:style-name="Table1.1">
          <table:table-cell table:style-name="Table1.A2" office:value-type="string">
            <text:p text:style-name="P188">FLUSH FILENUM</text:p>
          </table:table-cell>
          <table:table-cell table:style-name="Table1.B2" office:value-type="string">
            <text:p text:style-name="P95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87">FSEEK FILENUM, POSITION</text:p>
          </table:table-cell>
          <table:table-cell table:style-name="Table1.B2" office:value-type="string">
            <text:p text:style-name="P94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86">FWRITE FILENUM, STRING$</text:p>
          </table:table-cell>
          <table:table-cell table:style-name="Table1.B2" office:value-type="string">
            <text:p text:style-name="P92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83">{GOTO|GO} NAME</text:p>
          </table:table-cell>
          <table:table-cell table:style-name="Table1.B2" office:value-type="string">
            <text:p text:style-name="P89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83">{LABEL|LBL} NAME</text:p>
          </table:table-cell>
          <table:table-cell table:style-name="Table1.B2" office:value-type="string">
            <text:p text:style-name="P89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37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9">Moves the cursor to <text:span text:style-name="T10">X</text:span>, <text:span text:style-name="T10">Y</text:span>. <text:span text:style-name="T140">If a negative number is provided then the cursor will be moved back by the absolute value of that amount.</text:span></text:p>
          </table:table-cell>
        </table:table-row>
        <table:table-row table:style-name="Table1.1">
          <table:table-cell table:style-name="Table1.A2" office:value-type="string">
            <text:p text:style-name="P189">{MKDIR|MD} NAME$</text:p>
          </table:table-cell>
          <table:table-cell table:style-name="Table1.B2" office:value-type="string">
            <text:p text:style-name="P96">Makes a directory named NAME$.</text:p>
          </table:table-cell>
        </table:table-row>
        <table:table-row table:style-name="Table1.1">
          <table:table-cell table:style-name="Table1.A2" office:value-type="string">
            <text:p text:style-name="P189">{MOVE|MV|RENAME|REN} OLD$, NEW$</text:p>
          </table:table-cell>
          <table:table-cell table:style-name="Table1.B2" office:value-type="string">
            <text:p text:style-name="P96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42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3">Prints text on the screen, ‘;’ means print without newline and ‘,’ means print tab.</text:p>
          </table:table-cell>
        </table:table-row>
        <table:table-row table:style-name="Table1.1">
          <table:table-cell table:style-name="Table1.A2" office:value-type="string">
            <text:p text:style-name="P141">PUT [{STRING$/NUMBER} ...]</text:p>
          </table:table-cell>
          <table:table-cell table:style-name="Table1.B2" office:value-type="string">
            <text:p text:style-name="P29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212">REDIM {ARRAY$|ARRAY}, MAX</text:p>
          </table:table-cell>
          <table:table-cell table:style-name="Table1.B2" office:value-type="string">
            <text:p text:style-name="P127"><text:span text:style-name="T159">R</text:span>esizes <text:span text:style-name="T10">ARRAY$</text:span>/<text:span text:style-name="T10">ARRAY</text:span> <text:span text:style-name="T159">so the maximum index is </text:span><text:span text:style-name="T32">MAX</text:span><text:span text:style-name="T159">.</text:span></text:p>
          </table:table-cell>
        </table:table-row>
        <table:table-row table:style-name="Table1.1">
          <table:table-cell table:style-name="Table1.A2" office:value-type="string">
            <text:p text:style-name="P192">{REMOVE|RM} PATH$</text:p>
          </table:table-cell>
          <table:table-cell table:style-name="Table1.B2" office:value-type="string">
            <text:p text:style-name="P100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36">RESETTIMER</text:p>
          </table:table-cell>
          <table:table-cell table:style-name="Table1.B2" office:value-type="string">
            <text:p text:style-name="P25">Resets the timer.</text:p>
          </table:table-cell>
        </table:table-row>
        <table:table-row table:style-name="Table1.1">
          <table:table-cell table:style-name="Table1.A2" office:value-type="string">
            <text:p text:style-name="P136">RUN <text:span text:style-name="T3">FILENAME$ </text:span><text:span text:style-name="T92">[, {ARG|ARG$}...]</text:span></text:p>
          </table:table-cell>
          <table:table-cell table:style-name="Table1.B2" office:value-type="string">
            <text:p text:style-name="P251"><text:span text:style-name="T80">R</text:span>uns <text:span text:style-name="T10">FILENAME$</text:span> <text:span text:style-name="T79">in </text:span><text:span text:style-name="T80">a new</text:span><text:span text:style-name="T79"> session </text:span><text:span text:style-name="T92">and passes </text:span><text:span text:style-name="T22">ARG</text:span><text:span text:style-name="T10">/</text:span><text:span text:style-name="T22">ARG</text:span><text:span text:style-name="T10">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36">RUN<text:span text:style-name="T163">A</text:span> <text:span text:style-name="T163">ARRAY$</text:span></text:p>
          </table:table-cell>
          <table:table-cell table:style-name="Table1.B2" office:value-type="string">
            <text:p text:style-name="P251"><text:span text:style-name="T80">R</text:span>uns <text:span text:style-name="T33">ARRAY</text:span><text:span text:style-name="T10">$</text:span><text:span text:style-name="T33">[0]</text:span> <text:span text:style-name="T79">in </text:span><text:span text:style-name="T80">a new</text:span><text:span text:style-name="T79"> session </text:span><text:span text:style-name="T92">and passes </text:span><text:span text:style-name="T163">the rest of the elements of</text:span><text:span text:style-name="T92"> </text:span><text:span text:style-name="T33">ARRAY$</text:span><text:span text:style-name="T160"> to it</text:span><text:span text:style-name="T79">.</text:span></text:p>
          </table:table-cell>
        </table:table-row>
        <table:table-row table:style-name="Table1.1">
          <table:table-cell table:style-name="Table1.A2" office:value-type="string">
            <text:p text:style-name="P143">{<text:span text:style-name="T58">{</text:span>SET<text:span text:style-name="T58">|LET}</text:span> {VAR$|VAR}, {STRING$<text:span text:style-name="T60">|</text:span>NUMBER}|{VAR$|VAR} = {STRING$|NUMBER}}</text:p>
          </table:table-cell>
          <table:table-cell table:style-name="Table1.B2" office:value-type="string">
            <text:p text:style-name="P34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44">SH COMMAND$</text:p>
          </table:table-cell>
          <table:table-cell table:style-name="Table1.B2" office:value-type="string">
            <text:p text:style-name="P34">Runs <text:span text:style-name="T12">COMMAND$</text:span> in sh on Linux and Command Prompt on Windows</text:p>
          </table:table-cell>
        </table:table-row>
        <text:soft-page-break/>
        <table:table-row table:style-name="Table1.1">
          <table:table-cell table:style-name="Table1.A2" office:value-type="string">
            <text:p text:style-name="P145"><text:span text:style-name="T60">{</text:span>SRAND<text:span text:style-name="T60">|</text:span>SRND<text:span text:style-name="T60">}</text:span> SEED</text:p>
          </table:table-cell>
          <table:table-cell table:style-name="Table1.B2" office:value-type="string">
            <text:p text:style-name="P34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44">WAIT SEC</text:p>
          </table:table-cell>
          <table:table-cell table:style-name="Table1.B2" office:value-type="string">
            <text:p text:style-name="P34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44">WAITMS MSEC</text:p>
          </table:table-cell>
          <table:table-cell table:style-name="Table1.B2" office:value-type="string">
            <text:p text:style-name="P34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44">WAITUS USEC</text:p>
          </table:table-cell>
          <table:table-cell table:style-name="Table1.B2" office:value-type="string">
            <text:p text:style-name="P34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62">AUTO</text:span><text:span text:style-name="T78">CMD</text:span><text:span text:style-name="T62">HIST</text:span></text:p>
          </table:table-cell>
          <table:table-cell table:style-name="Table1.B2" office:value-type="string">
            <text:p text:style-name="P36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36">_L<text:span text:style-name="T144">IMIT</text:span>CMDH<text:span text:style-name="T62">I</text:span>ST <text:span text:style-name="T144">LIMIT</text:span></text:p>
          </table:table-cell>
          <table:table-cell table:style-name="Table1.B2" office:value-type="string">
            <text:p text:style-name="P37"><text:span text:style-name="T6">L</text:span><text:span text:style-name="T144">imits the command history to LIMIT entries.</text:span></text:p>
          </table:table-cell>
        </table:table-row>
        <table:table-row table:style-name="Table1.1">
          <table:table-cell table:style-name="Table1.A2" office:value-type="string">
            <text:p text:style-name="P136">_LOADCMDH<text:span text:style-name="T62">I</text:span>ST <text:span text:style-name="T4">FILENAME$</text:span></text:p>
          </table:table-cell>
          <table:table-cell table:style-name="Table1.B2" office:value-type="string">
            <text:p text:style-name="P37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6">_PROMPT <text:span text:style-name="T5">STRING$</text:span></text:p>
          </table:table-cell>
          <table:table-cell table:style-name="Table1.B2" office:value-type="string">
            <text:p text:style-name="P38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44">_<text:span text:style-name="T65">PROMPTTAB WIDTH</text:span></text:p>
          </table:table-cell>
          <table:table-cell table:style-name="Table1.B2" office:value-type="string">
            <text:p text:style-name="P213"><text:span text:style-name="T68">Sets the prompt tab width to</text:span><text:span text:style-name="T67"> </text:span><text:span text:style-name="T18">WIDTH</text:span><text:span text:style-name="T67">.</text:span></text:p>
          </table:table-cell>
        </table:table-row>
        <table:table-row table:style-name="Table1.1">
          <table:table-cell table:style-name="Table1.A2" office:value-type="string">
            <text:p text:style-name="P136">_<text:span text:style-name="T82">RESETTITLE</text:span></text:p>
          </table:table-cell>
          <table:table-cell table:style-name="Table1.B2" office:value-type="string">
            <text:p text:style-name="P39">Resets the terminal title.</text:p>
          </table:table-cell>
        </table:table-row>
        <table:table-row table:style-name="Table1.1">
          <table:table-cell table:style-name="Table1.A2" office:value-type="string">
            <text:p text:style-name="P136">_SAVECMDH<text:span text:style-name="T62">I</text:span>ST <text:span text:style-name="T6">FILENAME$</text:span></text:p>
          </table:table-cell>
          <table:table-cell table:style-name="Table1.B2" office:value-type="string">
            <text:p text:style-name="P37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36">_<text:span text:style-name="T132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33">.</text:span></text:p>
          </table:table-cell>
        </table:table-row>
        <table:table-row table:style-name="Table1.1">
          <table:table-cell table:style-name="Table1.A2" office:value-type="string">
            <text:p text:style-name="P138">_SHATTRIB <text:span text:style-name="T6">{ATTRIB$|ATTRIB}, {VALUE$</text:span><text:span text:style-name="T60">|</text:span><text:span text:style-name="T6">VALUE}</text:span></text:p>
          </table:table-cell>
          <table:table-cell table:style-name="Table1.B2" office:value-type="string">
            <text:p text:style-name="P40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36">_<text:span text:style-name="T81">TITLE STRING$</text:span></text:p>
          </table:table-cell>
          <table:table-cell table:style-name="Table1.B2" office:value-type="string">
            <text:p text:style-name="P43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36">_TXTATTRIB <text:span text:style-name="T6">{ATTRIB$|ATTRIB}, {VALUE$, VALUE}</text:span></text:p>
          </table:table-cell>
          <table:table-cell table:style-name="Table1.B2" office:value-type="string">
            <text:p text:style-name="P41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8">15/</text:span>"<text:span text:style-name="T98">TRUECOLOR</text:span>"/"<text:span text:style-name="T98">TRUE_COLOR</text:span>"/"<text:span text:style-name="T98">24BITCOLOR</text:span>"/"<text:span text:style-name="T134">24BIT_COLOR</text:span>"</text:p>
          </table:table-cell>
        </table:table-row>
        <table:table-row table:style-name="Table1.1">
          <table:table-cell table:style-name="Table1.A2" office:value-type="string">
            <text:p text:style-name="P136">_TXTLOCK</text:p>
          </table:table-cell>
          <table:table-cell table:style-name="Table1.B2" office:value-type="string">
            <text:p text:style-name="P44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36">_<text:span text:style-name="T8">TXTUNLOCK</text:span></text:p>
          </table:table-cell>
          <table:table-cell table:style-name="Table1.B2" office:value-type="string">
            <text:p text:style-name="P44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36">_<text:span text:style-name="T133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3"/>
      <text:p text:style-name="P4"><text:span text:style-name="T9">Function</text:span>s: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6">ASC(STRING$ [, POSITION])</text:p>
          </table:table-cell>
          <table:table-cell table:style-name="Table2.B1" office:value-type="string">
            <text:p text:style-name="P45">Returns the ASCII code of character <text:span text:style-name="T10">POSITION</text:span> <text:span text:style-name="T75">(starting </text:span><text:span text:style-name="T76">at and defaulting if not specified to</text:span><text:span text:style-name="T75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8">BASENAME$(<text:span text:style-name="T96">FILENAME</text:span>$)</text:p>
          </table:table-cell>
          <table:table-cell table:style-name="Table2.B2" office:value-type="string">
            <text:p text:style-name="P46">Returns the file name out of <text:span text:style-name="T96">the file path provided by </text:span><text:span text:style-name="T24">FILENAME$</text:span><text:span text:style-name="T96">.</text:span></text:p>
          </table:table-cell>
        </table:table-row>
        <table:table-row table:style-name="Table2.1">
          <table:table-cell table:style-name="Table2.A2" office:value-type="string">
            <text:p text:style-name="P146">BGC()</text:p>
          </table:table-cell>
          <table:table-cell table:style-name="Table2.B2" office:value-type="string">
            <text:p text:style-name="P45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49"><text:span text:style-name="T77">{</text:span>CHDIR<text:span text:style-name="T77">|CD}</text:span>(DIR$)</text:p>
          </table:table-cell>
          <table:table-cell table:style-name="Table2.B2" office:value-type="string">
            <text:p text:style-name="P47">Attempts to change <text:span text:style-name="T57">the current directory to </text:span><text:span text:style-name="T16">DIR$</text:span><text:span text:style-name="T57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46">CHR$(CODE)</text:p>
          </table:table-cell>
          <table:table-cell table:style-name="Table2.B2" office:value-type="string">
            <text:p text:style-name="P45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50">CHRAT$(STRING$, POSITION)</text:p>
          </table:table-cell>
          <table:table-cell table:style-name="Table2.B2" office:value-type="string">
            <text:p text:style-name="P45">Returns the character <text:span text:style-name="T88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1">CWD$()</text:p>
          </table:table-cell>
          <table:table-cell table:style-name="Table2.B2" office:value-type="string">
            <text:p text:style-name="P48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52">CINT(NUMBER)</text:p>
          </table:table-cell>
          <table:table-cell table:style-name="Table2.B2" office:value-type="string">
            <text:p text:style-name="P49">R<text:span text:style-name="T37">eturn</text:span>s <text:span text:style-name="T10">NUMBER</text:span> <text:span text:style-name="T37">rounded</text:span>.</text:p>
          </table:table-cell>
        </table:table-row>
        <table:table-row table:style-name="Table2.1">
          <table:table-cell table:style-name="Table2.A2" office:value-type="string">
            <text:p text:style-name="P152">COS(NUMBER)</text:p>
          </table:table-cell>
          <table:table-cell table:style-name="Table2.B2" office:value-type="string">
            <text:p text:style-name="P49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COSH(NUMBER)</text:p>
          </table:table-cell>
          <table:table-cell table:style-name="Table2.B2" office:value-type="string">
            <text:p text:style-name="P49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CURX()</text:p>
          </table:table-cell>
          <table:table-cell table:style-name="Table2.B2" office:value-type="string">
            <text:p text:style-name="P50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53">CURY()</text:p>
          </table:table-cell>
          <table:table-cell table:style-name="Table2.B2" office:value-type="string">
            <text:p text:style-name="P50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204">DATE(ATTRIB$|ATTRIB)</text:p>
          </table:table-cell>
          <table:table-cell table:style-name="Table2.B2" office:value-type="string">
            <text:p text:style-name="P42"><text:span text:style-name="T145">Returns</text:span> the <text:span text:style-name="T145">date</text:span> attribute <text:span text:style-name="T10">ATTRIB$</text:span> or <text:span text:style-name="T10">ATTRIB</text:span>.</text:p>
            <text:p text:style-name="P114">Available attributes:<text:line-break/>0/"<text:span text:style-name="T145">SEC</text:span>"/"SECOND"<text:line-break/><text:span text:style-name="T145">1</text:span>/"<text:span text:style-name="T146">MIN</text:span>"/"<text:span text:style-name="T146">MINUTE</text:span>"<text:line-break/><text:span text:style-name="T145">2</text:span>/"<text:span text:style-name="T146">HR</text:span>"/"<text:span text:style-name="T146">HOUR</text:span>"<text:line-break/><text:span text:style-name="T145">3</text:span>/"<text:span text:style-name="T147">DAY</text:span>"<text:line-break/><text:span text:style-name="T145">4</text:span>/"<text:span text:style-name="T148">MON</text:span>"/"<text:span text:style-name="T148">MONTH</text:span>"<text:line-break/><text:span text:style-name="T145">5</text:span>/"<text:span text:style-name="T148">YEAR</text:span>"<text:line-break/><text:span text:style-name="T145">6</text:span>/"<text:span text:style-name="T149">WDAY</text:span>"/"<text:span text:style-name="T149">WEEKDAY</text:span>"<text:line-break/><text:span text:style-name="T145">7</text:span>/"<text:span text:style-name="T149">YDAY</text:span>"/"<text:span text:style-name="T149">YEARDAY</text:span>"<text:line-break/><text:span text:style-name="T145">8</text:span>/"<text:span text:style-name="T149">DST</text:span>"/"<text:span text:style-name="T149">DAYLIGHT</text:span>"/"DAYLIGHTSAVING"</text:p>
          </table:table-cell>
        </table:table-row>
        <table:table-row table:style-name="Table2.1">
          <table:table-cell table:style-name="Table2.A2" office:value-type="string">
            <text:p text:style-name="P148"><text:span text:style-name="T96">DIR</text:span>NAME$(<text:span text:style-name="T96">FILENAME</text:span>$)</text:p>
          </table:table-cell>
          <table:table-cell table:style-name="Table2.B2" office:value-type="string">
            <text:p text:style-name="P46">Returns the <text:span text:style-name="T97">directory</text:span> name out of <text:span text:style-name="T96">the file path provided by </text:span><text:span text:style-name="T24">FILENAME$</text:span><text:span text:style-name="T96">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96">EOF(FILENUM)</text:p>
          </table:table-cell>
          <table:table-cell table:style-name="Table2.B2" office:value-type="string">
            <text:p text:style-name="P103">Returns 1 if <text:span text:style-name="T122">the end of</text:span> file number <text:span text:style-name="T10">FILENUM</text:span> <text:span text:style-name="T122">has been reached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96">EOFD(FILENUM)</text:p>
          </table:table-cell>
          <table:table-cell table:style-name="Table2.B2" office:value-type="string">
            <text:p text:style-name="P104">Returns 1 if <text:span text:style-name="T122">the file cursor for file number</text:span> <text:span text:style-name="T10">FILENUM</text:span> <text:span text:style-name="T122">has passed the size of the file data and 0 otherwise. -1 is returned if an invalid </text:span><text:span text:style-name="T27">FILENUM</text:span><text:span text:style-name="T122"> is passed.</text:span></text:p>
          </table:table-cell>
        </table:table-row>
        <table:table-row table:style-name="Table2.1">
          <table:table-cell table:style-name="Table2.A2" office:value-type="string">
            <text:p text:style-name="P140">EXEC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2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exit code of the program or 127 if running </text:span><text:span text:style-name="T10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140">EXEC<text:span text:style-name="T95">$</text:span><text:span text:style-name="T94">(</text:span>PROGRAM$ [, {ARG$/ARG}...]<text:span text:style-name="T94">)</text:span></text:p>
          </table:table-cell>
          <table:table-cell table:style-name="Table2.B2" office:value-type="string">
            <text:p text:style-name="P32"><text:span text:style-name="T161">Executes</text:span> <text:span text:style-name="T10">PROGRAM$</text:span>, passes the remaining arguments to <text:span text:style-name="T10">PROGRAM</text:span><text:span text:style-name="T23">$</text:span><text:span text:style-name="T93">, </text:span><text:span text:style-name="T94">then returns the </text:span><text:span text:style-name="T95">output of </text:span><text:span text:style-name="T10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208">EXECA(ARRAY$)</text:p>
          </table:table-cell>
          <table:table-cell table:style-name="Table2.B2" office:value-type="string">
            <text:p text:style-name="P123"><text:span text:style-name="T162">Executes</text:span> <text:span text:style-name="T10">ARRAY$</text:span> <text:span text:style-name="T157">where element 0 is the program and the rest of the elements are passed as arguments, </text:span><text:span text:style-name="T94">then returns the exit code of the program or 127 if running </text:span><text:span text:style-name="T31">PROGRAM$</text:span><text:span text:style-name="T94"> failed.</text:span></text:p>
          </table:table-cell>
        </table:table-row>
        <table:table-row table:style-name="Table2.1">
          <table:table-cell table:style-name="Table2.A2" office:value-type="string">
            <text:p text:style-name="P208">EXECA$(ARRAY$)</text:p>
          </table:table-cell>
          <table:table-cell table:style-name="Table2.B2" office:value-type="string">
            <text:p text:style-name="P123"><text:span text:style-name="T162">Executes</text:span> <text:span text:style-name="T10">ARRAY$</text:span> <text:span text:style-name="T157">where element 0 is the program and the rest of the elements are passed as arguments</text:span><text:span text:style-name="T93">, </text:span><text:span text:style-name="T94">then returns the </text:span><text:span text:style-name="T95">output of </text:span><text:span text:style-name="T31">PROGRAM$</text:span><text:span text:style-name="T94">.</text:span></text:p>
          </table:table-cell>
        </table:table-row>
        <table:table-row table:style-name="Table2.1">
          <table:table-cell table:style-name="Table2.A2" office:value-type="string">
            <text:p text:style-name="P154">EXP(NUMBER)</text:p>
          </table:table-cell>
          <table:table-cell table:style-name="Table2.B2" office:value-type="string">
            <text:p text:style-name="P51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1">FCLOSE(FILENUM)</text:p>
          </table:table-cell>
          <table:table-cell table:style-name="Table2.B2" office:value-type="string">
            <text:p text:style-name="P99">Closes <text:span text:style-name="T10">FILENUM</text:span> and <text:span text:style-name="T121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90">FILES$(<text:span text:style-name="T119">[DIR$]</text:span>)</text:p>
          </table:table-cell>
          <table:table-cell table:style-name="Table2.B2" office:value-type="string">
            <text:p text:style-name="P98">Returns a list <text:span text:style-name="T119">of</text:span><text:span text:style-name="T117"> files and directories in the directory </text:span><text:span text:style-name="T116">specified by </text:span><text:span text:style-name="T26">DIR$</text:span><text:span text:style-name="T116"> or the current directory if </text:span><text:span text:style-name="T26">DIR$</text:span><text:span text:style-name="T116"> is not provided</text:span><text:span text:style-name="T117">.</text:span></text:p>
          </table:table-cell>
        </table:table-row>
        <table:table-row table:style-name="Table2.1">
          <table:table-cell table:style-name="Table2.A2" office:value-type="string">
            <text:p text:style-name="P197">FLUSH(FILENUM)</text:p>
          </table:table-cell>
          <table:table-cell table:style-name="Table2.B2" office:value-type="string">
            <text:p text:style-name="P105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93">FOPEN(FILE$, MODE$)</text:p>
          </table:table-cell>
          <table:table-cell table:style-name="Table2.B2" office:value-type="string">
            <text:p text:style-name="P101">Opens file <text:span text:style-name="T10">FILE$</text:span> with mode <text:span text:style-name="T10">MODE$</text:span> and returns a file number if successful, otherwise -1 is returned.</text:p>
          </table:table-cell>
        </table:table-row>
        <text:soft-page-break/>
        <table:table-row table:style-name="Table2.1">
          <table:table-cell table:style-name="Table2.A2" office:value-type="string">
            <text:p text:style-name="P209">FREAD(FILENUM)</text:p>
          </table:table-cell>
          <table:table-cell table:style-name="Table2.B2" office:value-type="string">
            <text:p text:style-name="P124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209">FREAD$(FILENUM)</text:p>
          </table:table-cell>
          <table:table-cell table:style-name="Table2.B2" office:value-type="string">
            <text:p text:style-name="P124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94">FSIZE(FILENUM)</text:p>
          </table:table-cell>
          <table:table-cell table:style-name="Table2.B2" office:value-type="string">
            <text:p text:style-name="P102">Returns the position of the last character in <text:span text:style-name="T10">FILENUM</text:span><text:span text:style-name="T66"> </text:span><text:span text:style-name="T73">or -1 if the file number does not exist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95">FWRITE(FILENUM, STRING$)</text:p>
          </table:table-cell>
          <table:table-cell table:style-name="Table2.B2" office:value-type="string">
            <text:p text:style-name="P92">Writes <text:span text:style-name="T10">STRING$</text:span> to file number <text:span text:style-name="T10">FILENUM</text:span><text:span text:style-name="T66"> </text:span><text:span text:style-name="T72">and returns 1 if successful, otherwise returns 0</text:span><text:span text:style-name="T66">.</text:span></text:p>
          </table:table-cell>
        </table:table-row>
        <table:table-row table:style-name="Table2.1">
          <table:table-cell table:style-name="Table2.A2" office:value-type="string">
            <text:p text:style-name="P154">FGC()</text:p>
          </table:table-cell>
          <table:table-cell table:style-name="Table2.B2" office:value-type="string">
            <text:p text:style-name="P51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55">HEIGHT()</text:p>
          </table:table-cell>
          <table:table-cell table:style-name="Table2.B2" office:value-type="string">
            <text:p text:style-name="P52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56">HEX$(NUMBER)</text:p>
          </table:table-cell>
          <table:table-cell table:style-name="Table2.B2" office:value-type="string">
            <text:p text:style-name="P53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7">INKEY$()</text:p>
          </table:table-cell>
          <table:table-cell table:style-name="Table2.B2" office:value-type="string">
            <text:p text:style-name="P54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58">INPUT$(PROMPT$)</text:p>
          </table:table-cell>
          <table:table-cell table:style-name="Table2.B2" office:value-type="string">
            <text:p text:style-name="P55">Returns a string after prompting for <text:span text:style-name="T10">PROMPT$</text:span> (asks “?: ” <text:span text:style-name="T36">if </text:span><text:span text:style-name="T13">PROMPT$</text:span><text:span text:style-name="T36"> is not </text:span><text:span text:style-name="T85">supplied</text:span>).</text:p>
          </table:table-cell>
        </table:table-row>
        <table:table-row table:style-name="Table2.35">
          <table:table-cell table:style-name="Table2.A2" office:value-type="string">
            <text:p text:style-name="P159">INT(NUMBER)</text:p>
          </table:table-cell>
          <table:table-cell table:style-name="Table2.B2" office:value-type="string">
            <text:p text:style-name="P56">Returns <text:span text:style-name="T10">NUMBER</text:span> rounded down.</text:p>
          </table:table-cell>
        </table:table-row>
        <table:table-row table:style-name="Table2.35">
          <table:table-cell table:style-name="Table2.A2" office:value-type="string">
            <text:p text:style-name="P201">ISFILE(PATH$)</text:p>
          </table:table-cell>
          <table:table-cell table:style-name="Table2.B2" office:value-type="string">
            <text:p text:style-name="P108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able:table-row table:style-name="Table2.1">
          <table:table-cell table:style-name="Table2.A2" office:value-type="string">
            <text:p text:style-name="P160">LCASE$(STRING$)</text:p>
          </table:table-cell>
          <table:table-cell table:style-name="Table2.B2" office:value-type="string">
            <text:p text:style-name="P57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0">LEN(STRING$)</text:p>
          </table:table-cell>
          <table:table-cell table:style-name="Table2.B2" office:value-type="string">
            <text:p text:style-name="P57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82">LIMIT(NUMBER, {MAX | MIN, [MAX]})</text:p>
          </table:table-cell>
          <table:table-cell table:style-name="Table2.B2" office:value-type="string">
            <text:p text:style-name="P88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61">LINE$(LINE, STRING$)</text:p>
          </table:table-cell>
          <table:table-cell table:style-name="Table2.B2" office:value-type="string">
            <text:p text:style-name="P58">Returns <text:span text:style-name="T75">line</text:span> <text:span text:style-name="T19">LINE</text:span> <text:span text:style-name="T75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1">LINES(STRING$)</text:p>
          </table:table-cell>
          <table:table-cell table:style-name="Table2.B2" office:value-type="string">
            <text:p text:style-name="P59">Returns <text:span text:style-name="T39">the </text:span>line count<text:span text:style-name="T39"> of </text:span><text:span text:style-name="T20">STRING$</text:span><text:span text:style-name="T39">.</text:span></text:p>
          </table:table-cell>
        </table:table-row>
        <table:table-row table:style-name="Table2.1">
          <table:table-cell table:style-name="Table2.A2" office:value-type="string">
            <text:p text:style-name="P159">LOG(NUMBER)</text:p>
          </table:table-cell>
          <table:table-cell table:style-name="Table2.B2" office:value-type="string">
            <text:p text:style-name="P56">Retu<text:span text:style-name="T38">r</text:span>ns <text:span text:style-name="T38">the </text:span><text:span text:style-name="T39">natural</text:span><text:span text:style-name="T38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62">LOG10(NUMBER)</text:p>
          </table:table-cell>
          <table:table-cell table:style-name="Table2.B2" office:value-type="string">
            <text:p text:style-name="P57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98">{MKDIR|MD}(PATH$)</text:p>
          </table:table-cell>
          <table:table-cell table:style-name="Table2.B2" office:value-type="string">
            <text:p text:style-name="P106">Makes a directory with the location of <text:span text:style-name="T10">PATH$</text:span> and returns 1 if successful, otherwise returns 0.</text:p>
          </table:table-cell>
        </table:table-row>
        <text:soft-page-break/>
        <table:table-row table:style-name="Table2.1">
          <table:table-cell table:style-name="Table2.A2" office:value-type="string">
            <text:p text:style-name="P163">MOD(NUMBER)</text:p>
          </table:table-cell>
          <table:table-cell table:style-name="Table2.B2" office:value-type="string">
            <text:p text:style-name="P60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9">{MOVE|MV|RENAME|REN}<text:span text:style-name="T123">(</text:span>OLD$, NEW$<text:span text:style-name="T123">)</text:span></text:p>
          </table:table-cell>
          <table:table-cell table:style-name="Table2.B2" office:value-type="string">
            <text:p text:style-name="P97">Moves/renames the file/directory <text:span text:style-name="T10">OLD$</text:span> to <text:span text:style-name="T10">NEW$</text:span><text:span text:style-name="T66"> </text:span><text:span text:style-name="T71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64">OCT$(NUMBER)</text:p>
          </table:table-cell>
          <table:table-cell table:style-name="Table2.B2" office:value-type="string">
            <text:p text:style-name="P61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200">PAD(STRING$/<text:span text:style-name="T110">NUM</text:span><text:span text:style-name="T114">BER</text:span>, WIDTH <text:span text:style-name="T110">[, CHAR$]</text:span>)</text:p>
          </table:table-cell>
          <table:table-cell table:style-name="Table2.B2" office:value-type="string">
            <text:p text:style-name="P85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11">contain one character</text:span>, if <text:span text:style-name="T10">CHAR$</text:span> is not provided then ‘ ’ is used <text:span text:style-name="T111">f</text:span>o<text:span text:style-name="T111">r</text:span> <text:span text:style-name="T10">STRING$</text:span> and ‘0’ is used <text:span text:style-name="T111">f</text:span>o<text:span text:style-name="T111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63">PI()</text:p>
          </table:table-cell>
          <table:table-cell table:style-name="Table2.B2" office:value-type="string">
            <text:p text:style-name="P60">Returns Pi.</text:p>
          </table:table-cell>
        </table:table-row>
        <table:table-row table:style-name="Table2.1">
          <table:table-cell table:style-name="Table2.A2" office:value-type="string">
            <text:p text:style-name="P163"><text:span text:style-name="T61">{</text:span>RAND<text:span text:style-name="T61">|RND}</text:span>(<text:span text:style-name="T153">[</text:span>MIN,<text:span text:style-name="T154">]</text:span> MAX})</text:p>
          </table:table-cell>
          <table:table-cell table:style-name="Table2.B2" office:value-type="string">
            <text:p text:style-name="P60">Returns a random number <text:span text:style-name="T40">from </text:span><text:span text:style-name="T15">MIN</text:span><text:span text:style-name="T40"> (0 if </text:span><text:span text:style-name="T15">MIN</text:span><text:span text:style-name="T40"> is </text:span><text:span text:style-name="T85">not supplied</text:span><text:span text:style-name="T40">) to </text:span><text:span text:style-name="T15">MAX</text:span><text:span text:style-name="T40">.</text:span></text:p>
          </table:table-cell>
        </table:table-row>
        <table:table-row table:style-name="Table2.1">
          <table:table-cell table:style-name="Table2.A2" office:value-type="string">
            <text:p text:style-name="P199">{REMOVE|RM}(PATH$)</text:p>
          </table:table-cell>
          <table:table-cell table:style-name="Table2.B2" office:value-type="string">
            <text:p text:style-name="P107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65">RGB(RED, GREEN, BLUE)</text:p>
          </table:table-cell>
          <table:table-cell table:style-name="Table2.B2" office:value-type="string">
            <text:p text:style-name="P62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66"><text:span text:style-name="T41">SH</text:span>(COMMAND$)</text:p>
          </table:table-cell>
          <table:table-cell table:style-name="Table2.B2" office:value-type="string">
            <text:p text:style-name="P34">Runs <text:span text:style-name="T12">COMMAND$</text:span> in <text:span text:style-name="T88">the command line or shell</text:span> <text:span text:style-name="T35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66"><text:span text:style-name="T41">SH</text:span><text:span text:style-name="T88">$</text:span><text:span text:style-name="T93">(</text:span>COMMAND$)</text:p>
          </table:table-cell>
          <table:table-cell table:style-name="Table2.B2" office:value-type="string">
            <text:p text:style-name="P35">Runs <text:span text:style-name="T12">COMMAND$</text:span> in <text:span text:style-name="T88">the command line or shell</text:span> <text:span text:style-name="T35">and returns the </text:span><text:span text:style-name="T88">text the command outputs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67">SIN(NUMBER)</text:p>
          </table:table-cell>
          <table:table-cell table:style-name="Table2.B2" office:value-type="string">
            <text:p text:style-name="P63">Returns the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7">SINH(NUMBER)</text:p>
          </table:table-cell>
          <table:table-cell table:style-name="Table2.B2" office:value-type="string">
            <text:p text:style-name="P63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8">SNIP$(STRING$, {TO | {[FROM], TO | FROM <text:span text:style-name="T109">[</text:span>, TO]}})</text:p>
          </table:table-cell>
          <table:table-cell table:style-name="Table2.B2" office:value-type="string">
            <text:p text:style-name="P64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67">STR$(NUMBER)</text:p>
          </table:table-cell>
          <table:table-cell table:style-name="Table2.B2" office:value-type="string">
            <text:p text:style-name="P63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67">TAN(NUMBER)</text:p>
          </table:table-cell>
          <table:table-cell table:style-name="Table2.B2" office:value-type="string">
            <text:p text:style-name="P63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7">TANH(NUMBER)</text:p>
          </table:table-cell>
          <table:table-cell table:style-name="Table2.B2" office:value-type="string">
            <text:p text:style-name="P63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69">TIME()</text:p>
          </table:table-cell>
          <table:table-cell table:style-name="Table2.B2" office:value-type="string">
            <text:p text:style-name="P65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69">TIMEMS()</text:p>
          </table:table-cell>
          <table:table-cell table:style-name="Table2.B2" office:value-type="string">
            <text:p text:style-name="P65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69">TIMEUS()</text:p>
          </table:table-cell>
          <table:table-cell table:style-name="Table2.B2" office:value-type="string">
            <text:p text:style-name="P65">Returns the current time in microseconds.</text:p>
          </table:table-cell>
        </table:table-row>
        <text:soft-page-break/>
        <table:table-row table:style-name="Table2.1">
          <table:table-cell table:style-name="Table2.A2" office:value-type="string">
            <text:p text:style-name="P170">TIMER()</text:p>
          </table:table-cell>
          <table:table-cell table:style-name="Table2.B2" office:value-type="string">
            <text:p text:style-name="P66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70">TIMER<text:span text:style-name="T42">MS</text:span>()</text:p>
          </table:table-cell>
          <table:table-cell table:style-name="Table2.B2" office:value-type="string">
            <text:p text:style-name="P66">Returns the timer value in <text:span text:style-name="T42">milli</text:span>seconds.</text:p>
          </table:table-cell>
        </table:table-row>
        <table:table-row table:style-name="Table2.1">
          <table:table-cell table:style-name="Table2.A2" office:value-type="string">
            <text:p text:style-name="P170">TIMER<text:span text:style-name="T42">US</text:span>()</text:p>
          </table:table-cell>
          <table:table-cell table:style-name="Table2.B2" office:value-type="string">
            <text:p text:style-name="P66">Returns the timer value in <text:span text:style-name="T42">micro</text:span>seconds.</text:p>
          </table:table-cell>
        </table:table-row>
        <table:table-row table:style-name="Table2.1">
          <table:table-cell table:style-name="Table2.A2" office:value-type="string">
            <text:p text:style-name="P171">UCASE$(STRING$)</text:p>
          </table:table-cell>
          <table:table-cell table:style-name="Table2.B2" office:value-type="string">
            <text:p text:style-name="P67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72">VAL(STRING$ <text:span text:style-name="T85">[</text:span>, <text:span text:style-name="T84">TYPE</text:span><text:span text:style-name="T85">]</text:span>)</text:p>
          </table:table-cell>
          <table:table-cell table:style-name="Table2.B2" office:value-type="string">
            <text:p text:style-name="P68">Returns the numeric value of <text:span text:style-name="T10">STRING$,</text:span> <text:span text:style-name="T21">TYPE</text:span><text:span text:style-name="T84"> is what type the number is (0 = DEC, 1 = HEX, 2 = OCT, etc/</text:span><text:span text:style-name="T85">not supplied</text:span><text:span text:style-name="T84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55">WIDTH()</text:p>
          </table:table-cell>
          <table:table-cell table:style-name="Table2.B2" office:value-type="string">
            <text:p text:style-name="P52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89">ARGC()</text:span></text:p>
          </table:table-cell>
          <table:table-cell table:style-name="Table2.B2" office:value-type="string">
            <text:p text:style-name="P69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72">_<text:span text:style-name="T90">ARG$([N])</text:span></text:p>
          </table:table-cell>
          <table:table-cell table:style-name="Table2.B2" office:value-type="string">
            <text:p text:style-name="P70">Returns argument <text:span text:style-name="T10">N</text:span> or all arguments <text:span text:style-name="T91">except #0</text:span> if <text:span text:style-name="T10">N</text:span> is not provided. <text:span text:style-name="T91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72">_BITS$<text:span text:style-name="T43">()</text:span></text:p>
          </table:table-cell>
          <table:table-cell table:style-name="Table2.B2" office:value-type="string">
            <text:p text:style-name="P71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54">_<text:span text:style-name="T83">ENV$(STRING$)</text:span></text:p>
          </table:table-cell>
          <table:table-cell table:style-name="Table2.B2" office:value-type="string">
            <text:p text:style-name="P72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4">_<text:span text:style-name="T83">ENVSET(STRING$)</text:span></text:p>
          </table:table-cell>
          <table:table-cell table:style-name="Table2.B2" office:value-type="string">
            <text:p text:style-name="P72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128">ERRNOSTR$(ERRNO)</text:span></text:p>
          </table:table-cell>
          <table:table-cell table:style-name="Table2.B2" office:value-type="string">
            <text:p text:style-name="P109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124">FILEERROR()</text:span></text:p>
          </table:table-cell>
          <table:table-cell table:style-name="Table2.B2" office:value-type="string">
            <text:p text:style-name="P118">Returns the last error produced by a file I/O command or function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64">HOME$()</text:span></text:p>
          </table:table-cell>
          <table:table-cell table:style-name="Table2.B2" office:value-type="string">
            <text:p text:style-name="P73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44">OS$()</text:span></text:p>
          </table:table-cell>
          <table:table-cell table:style-name="Table2.B2" office:value-type="string">
            <text:p text:style-name="P74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45">PROMPT$()</text:span></text:p>
          </table:table-cell>
          <table:table-cell table:style-name="Table2.B2" office:value-type="string">
            <text:p text:style-name="P75">Returns the prompt string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129">RET()</text:span></text:p>
          </table:table-cell>
          <table:table-cell table:style-name="Table2.B2" office:value-type="string">
            <text:p text:style-name="P110">Returns <text:span text:style-name="T130">the exit status generated by </text:span><text:span text:style-name="T131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72">_<text:span text:style-name="T86">STARTCMD$()</text:span></text:p>
          </table:table-cell>
          <table:table-cell table:style-name="Table2.B2" office:value-type="string">
            <text:p text:style-name="P76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47"><text:span text:style-name="T137">_TEST</text:span><text:span text:style-name="T135">(</text:span><text:span text:style-name="T136">CONDITION</text:span><text:span text:style-name="T135">)</text:span></text:p>
          </table:table-cell>
          <table:table-cell table:style-name="Table2.B2" office:value-type="string">
            <text:p text:style-name="P116">Evaluates and returns the result of testing <text:s/><text:span text:style-name="T28">CONDITION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72">_<text:span text:style-name="T46">TXTLOCK()</text:span></text:p>
          </table:table-cell>
          <table:table-cell table:style-name="Table2.B2" office:value-type="string">
            <text:p text:style-name="P77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72">_<text:span text:style-name="T47">VER$()</text:span></text:p>
          </table:table-cell>
          <table:table-cell table:style-name="Table2.B2" office:value-type="string">
            <text:p text:style-name="P78">Returns the CLIBASIC version.</text:p>
          </table:table-cell>
        </table:table-row>
      </table:table>
      <text:p text:style-name="P5"/>
      <text:p text:style-name="P6"><text:span text:style-name="T48">Logic Commands</text:span>: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11">BREAK</text:p>
          </table:table-cell>
          <table:table-cell table:style-name="Table3.B1" office:value-type="string">
            <text:p text:style-name="P126">Breaks out of a DO or FOR block.</text:p>
          </table:table-cell>
        </table:table-row>
        <table:table-row table:style-name="Table3.1">
          <table:table-cell table:style-name="Table3.A2" office:value-type="string">
            <text:p text:style-name="P210">CONTINUE</text:p>
          </table:table-cell>
          <table:table-cell table:style-name="Table3.B2" office:value-type="string">
            <text:p text:style-name="P125">Skips the remaining commands in a DO or FOR block.</text:p>
          </table:table-cell>
        </table:table-row>
        <table:table-row table:style-name="Table3.1">
          <table:table-cell table:style-name="Table3.A2" office:value-type="string">
            <text:p text:style-name="P173">DO</text:p>
          </table:table-cell>
          <table:table-cell table:style-name="Table3.B2" office:value-type="string">
            <text:p text:style-name="P79">Begin<text:span text:style-name="T49">s</text:span> a DO <text:span text:style-name="T49">block</text:span>.</text:p>
          </table:table-cell>
        </table:table-row>
        <table:table-row table:style-name="Table3.1">
          <table:table-cell table:style-name="Table3.A2" office:value-type="string">
            <text:p text:style-name="P174">ELSE</text:p>
          </table:table-cell>
          <table:table-cell table:style-name="Table3.B2" office:value-type="string">
            <text:p text:style-name="P80">Inverts an IF command.</text:p>
          </table:table-cell>
        </table:table-row>
        <table:table-row table:style-name="Table3.1">
          <table:table-cell table:style-name="Table3.A2" office:value-type="string">
            <text:p text:style-name="P174">ENDIF</text:p>
          </table:table-cell>
          <table:table-cell table:style-name="Table3.B2" office:value-type="string">
            <text:p text:style-name="P80">Ends an IF block.</text:p>
          </table:table-cell>
        </table:table-row>
        <table:table-row table:style-name="Table3.1">
          <table:table-cell table:style-name="Table3.A2" office:value-type="string">
            <text:p text:style-name="P175">FOR VAR, INIT, CONDITION, I</text:p>
          </table:table-cell>
          <table:table-cell table:style-name="Table3.B2" office:value-type="string">
            <text:p text:style-name="P81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6">IF CONDITION</text:p>
          </table:table-cell>
          <table:table-cell table:style-name="Table3.B2" office:value-type="string">
            <text:p text:style-name="P80"><text:span text:style-name="T51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3">LOOP</text:p>
          </table:table-cell>
          <table:table-cell table:style-name="Table3.B2" office:value-type="string">
            <text:p text:style-name="P79">Jump<text:span text:style-name="T52">s</text:span> to the beginning of a DO <text:span text:style-name="T50">block</text:span>.</text:p>
          </table:table-cell>
        </table:table-row>
        <table:table-row table:style-name="Table3.1">
          <table:table-cell table:style-name="Table3.A2" office:value-type="string">
            <text:p text:style-name="P173">LOOPWHILE CONDITION</text:p>
          </table:table-cell>
          <table:table-cell table:style-name="Table3.B2" office:value-type="string">
            <text:p text:style-name="P79">Jump<text:span text:style-name="T52">s</text:span> to the beginning of a DO <text:span text:style-name="T50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75">NEXT</text:p>
          </table:table-cell>
          <table:table-cell table:style-name="Table3.B2" office:value-type="string">
            <text:p text:style-name="P81">Jumps to the beginning of a FOR <text:span text:style-name="T53">block.</text:span></text:p>
          </table:table-cell>
        </table:table-row>
        <table:table-row table:style-name="Table3.1">
          <table:table-cell table:style-name="Table3.A2" office:value-type="string">
            <text:p text:style-name="P177">REM</text:p>
          </table:table-cell>
          <table:table-cell table:style-name="Table3.B2" office:value-type="string">
            <text:p text:style-name="P82">Comments out one command.</text:p>
          </table:table-cell>
        </table:table-row>
        <table:table-row table:style-name="Table3.1">
          <table:table-cell table:style-name="Table3.A2" office:value-type="string">
            <text:p text:style-name="P173"><text:span text:style-name="T139">{WHILE|</text:span>DOWHILE<text:span text:style-name="T139">}</text:span> CONDITION</text:p>
          </table:table-cell>
          <table:table-cell table:style-name="Table3.B2" office:value-type="string">
            <text:p text:style-name="P79">Begin<text:span text:style-name="T49">s</text:span> a DO <text:span text:style-name="T49">block</text:span> while <text:span text:style-name="T10">CONDITION</text:span> is true.</text:p>
          </table:table-cell>
        </table:table-row>
      </table:table>
      <text:p text:style-name="P7"/>
      <text:p text:style-name="P8"><text:span text:style-name="T54">Symbol</text:span><text:span text:style-name="T48">s</text:span>:</text:p>
      <text:p text:style-name="P18"/>
      <table:table table:name="Table4" table:style-name="Table4">
        <table:table-column table:style-name="Table4.A"/>
        <table:table-column table:style-name="Table4.B"/>
        <table:table-row table:style-name="TableLine94885800004864">
          <table:table-cell table:style-name="Table4.A1" office:value-type="string">
            <text:p text:style-name="P178">?</text:p>
          </table:table-cell>
          <table:table-cell table:style-name="Table4.B1" office:value-type="string">
            <text:p text:style-name="P83"><text:span text:style-name="T55">Shortcut to </text:span><text:span text:style-name="T10">PRINT</text:span>.</text:p>
          </table:table-cell>
        </table:table-row>
        <table:table-row table:style-name="TableLine94885800042080">
          <table:table-cell table:style-name="Table4.A2" office:value-type="string">
            <text:p text:style-name="P184">$</text:p>
          </table:table-cell>
          <table:table-cell table:style-name="Table4.B2" office:value-type="string">
            <text:p text:style-name="P90">Shortcut to <text:span text:style-name="T10">SH</text:span>.</text:p>
          </table:table-cell>
        </table:table-row>
        <table:table-row table:style-name="TableLine94885799329264">
          <table:table-cell table:style-name="Table4.A2" office:value-type="string">
            <text:p text:style-name="P184">@</text:p>
          </table:table-cell>
          <table:table-cell table:style-name="Table4.B2" office:value-type="string">
            <text:p text:style-name="P90">Shortcut to <text:span text:style-name="T10">LABEL</text:span>.</text:p>
          </table:table-cell>
        </table:table-row>
        <table:table-row table:style-name="TableLine94885799329760">
          <table:table-cell table:style-name="Table4.A2" office:value-type="string">
            <text:p text:style-name="P184">%</text:p>
          </table:table-cell>
          <table:table-cell table:style-name="Table4.B2" office:value-type="string">
            <text:p text:style-name="P90">Shortcut to <text:span text:style-name="T10">GOTO</text:span>.</text:p>
          </table:table-cell>
        </table:table-row>
        <table:table-row table:style-name="TableLine94885799330368">
          <table:table-cell table:style-name="Table4.A2" office:value-type="string">
            <text:p text:style-name="P202">~</text:p>
          </table:table-cell>
          <table:table-cell table:style-name="Table4.B2" office:value-type="string">
            <text:p text:style-name="P115">Shortcut to <text:span text:style-name="T10">_TEST()</text:span>.</text:p>
          </table:table-cell>
        </table:table-row>
        <table:table-row table:style-name="TableLine94885799330976">
          <table:table-cell table:style-name="Table4.A2" office:value-type="string">
            <text:p text:style-name="P178"><text:span text:style-name="T112">{</text:span>'<text:span text:style-name="T112">|#}</text:span></text:p>
          </table:table-cell>
          <table:table-cell table:style-name="Table4.B2" office:value-type="string">
            <text:p text:style-name="P84">Comment <text:span text:style-name="T56">until the end of the line.</text:span></text:p>
          </table:table-cell>
        </table:table-row>
      </table:table>
      <text:p text:style-name="P18"/>
      <text:p text:style-name="P22"/>
      <text:p text:style-name="P10"><text:span text:style-name="T113">Comparing</text:span>:</text:p>
      <text:p text:style-name="P21"/>
      <table:table table:name="Table5" table:style-name="Table5">
        <table:table-column table:style-name="Table5.A"/>
        <table:table-column table:style-name="Table5.B"/>
        <table:table-row table:style-name="TableLine94885800035968">
          <table:table-cell table:style-name="Table5.A1" office:value-type="string">
            <text:p text:style-name="P180">=</text:p>
          </table:table-cell>
          <table:table-cell table:style-name="Table5.B1" office:value-type="string">
            <text:p text:style-name="P86">Equal to</text:p>
          </table:table-cell>
        </table:table-row>
        <table:table-row table:style-name="TableLine94885798567632">
          <table:table-cell table:style-name="Table5.A2" office:value-type="string">
            <text:p text:style-name="P179">&lt;&gt;</text:p>
          </table:table-cell>
          <table:table-cell table:style-name="Table5.B2" office:value-type="string">
            <text:p text:style-name="P86">Not equal to</text:p>
          </table:table-cell>
        </table:table-row>
        <table:table-row table:style-name="TableLine94885798568448">
          <table:table-cell table:style-name="Table5.A2" office:value-type="string">
            <text:p text:style-name="P179">&gt;</text:p>
          </table:table-cell>
          <table:table-cell table:style-name="Table5.B2" office:value-type="string">
            <text:p text:style-name="P86">Greater than</text:p>
          </table:table-cell>
        </table:table-row>
        <table:table-row table:style-name="TableLine94885798568944">
          <table:table-cell table:style-name="Table5.A2" office:value-type="string">
            <text:p text:style-name="P179">&lt;</text:p>
          </table:table-cell>
          <table:table-cell table:style-name="Table5.B2" office:value-type="string">
            <text:p text:style-name="P86">Less than</text:p>
          </table:table-cell>
        </table:table-row>
        <table:table-row table:style-name="TableLine94885798569632">
          <table:table-cell table:style-name="Table5.A2" office:value-type="string">
            <text:p text:style-name="P179"><text:span text:style-name="T113">{</text:span>&gt;<text:span text:style-name="T113">=|=&gt;}</text:span></text:p>
          </table:table-cell>
          <table:table-cell table:style-name="Table5.B2" office:value-type="string">
            <text:p text:style-name="P86">Greater than or equal to</text:p>
          </table:table-cell>
        </table:table-row>
        <table:table-row table:style-name="TableLine94885798570400">
          <table:table-cell table:style-name="Table5.A2" office:value-type="string">
            <text:p text:style-name="P180">{&lt;=|=&lt;}</text:p>
          </table:table-cell>
          <table:table-cell table:style-name="Table5.B2" office:value-type="string">
            <text:p text:style-name="P86">Less than or equal to</text:p>
          </table:table-cell>
        </table:table-row>
        <table:table-row table:style-name="TableLine94885798571168">
          <table:table-cell table:style-name="Table5.A2" office:value-type="string">
            <text:p text:style-name="P181">&amp;</text:p>
          </table:table-cell>
          <table:table-cell table:style-name="Table5.B2" office:value-type="string">
            <text:p text:style-name="P87">And</text:p>
          </table:table-cell>
        </table:table-row>
        <table:table-row table:style-name="TableLine94885798571936">
          <table:table-cell table:style-name="Table5.A2" office:value-type="string">
            <text:p text:style-name="P181">|</text:p>
          </table:table-cell>
          <table:table-cell table:style-name="Table5.B2" office:value-type="string">
            <text:p text:style-name="P87">Or</text:p>
          </table:table-cell>
        </table:table-row>
      </table:table>
      <text:p text:style-name="P21"/>
      <text:p text:style-name="P23"/>
      <text:p text:style-name="P12"><text:span text:style-name="T141">About</text:span>:</text:p>
      <text:p text:style-name="P16"/>
      <text:p text:style-name="P219"><text:span text:style-name="T142">Cover image:</text:span> PQCraft</text:p>
      <text:p text:style-name="P219"><text:span text:style-name="T142">Cover image geometric shapes:</text:span> pikisuperstar/Freepik</text:p>
      <text:p text:style-name="P221"><text:span text:style-name="T142">Cover image creation program:</text:span> GIMP</text:p>
      <text:p text:style-name="P220"><text:span text:style-name="T142">Manual content:</text:span> PQCraft</text:p>
      <text:p text:style-name="P221"><text:span text:style-name="T142">Manual content creation program:</text:span> LibreOffice</text:p>
      <text:p text:style-name="P222"/>
      <text:p text:style-name="P222"/>
      <text:p text:style-name="P222"/>
      <text:p text:style-name="P226">I use Arch BT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none" draw:fill-color="#ffffff"/>
      <style:paragraph-properties fo:text-align="center" style:justify-single-word="false" fo:background-color="transparent"/>
      <style:text-properties style:use-window-font-color="true" loext:opacity="0%" officeooo:paragraph-rsid="012dbe7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  <style:footer-first>
        <text:p text:style-name="MP2"><text:page-number text:select-page="current">1</text:page-number></text:p>
      </style:footer-firs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10-11T18:27:44.449834199</dc:date>
    <meta:editing-duration>P4DT28M38S</meta:editing-duration>
    <meta:editing-cycles>281</meta:editing-cycles>
    <meta:generator>LibreOffice/7.2.1.2$Linux_X86_64 LibreOffice_project/20$Build-2</meta:generator>
    <meta:document-statistic meta:table-count="6" meta:image-count="1" meta:object-count="0" meta:page-count="21" meta:paragraph-count="391" meta:word-count="2326" meta:character-count="14699" meta:non-whitespace-character-count="12411"/>
  </office:meta>
</office:document-meta>
</file>